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3.016cm" svg:height="1.27cm" svg:x="6.543cm" svg:y="9.118cm">
          <text:p text:style-name="P1">Gene ID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016cm" svg:height="1.27cm" svg:x="1.343cm" svg:y="1.317cm">
          <text:p text:style-name="P1">Build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016cm" svg:height="1.27cm" svg:x="8.643cm" svg:y="1.317cm">
          <text:p text:style-name="P1">Room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905cm" svg:height="1.905cm" svg:x="5.664cm" svg:y="1cm">
          <text:p text:style-name="P1">ha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4.359cm" svg:y1="1.952cm" svg:x2="5.664cm" svg:y2="1.953cm" draw:start-shape="id1" draw:start-glue-point="1" draw:end-shape="id2" draw:end-glue-point="5" svg:d="m4359 1952 1305 1">
          <text:p/>
        </draw:connector>
        <draw:connector draw:style-name="gr3" draw:text-style-name="P1" draw:layer="layout" draw:type="line" svg:x1="7.569cm" svg:y1="1.953cm" svg:x2="8.643cm" svg:y2="1.952cm" draw:start-shape="id2" draw:start-glue-point="7" draw:end-shape="id3" svg:d="m7569 1953 1074-1">
          <text:p/>
        </draw:connector>
        <draw:frame draw:style-name="gr4" draw:text-style-name="P2" draw:layer="layout" svg:width="1.332cm" svg:height="0.725cm" svg:x="4.283cm" svg:y="2.351cm">
          <draw:text-box>
            <text:p><text:span text:style-name="T1">0...n</text:span></text:p>
          </draw:text-box>
        </draw:frame>
        <draw:frame draw:style-name="gr4" draw:text-style-name="P2" draw:layer="layout" svg:width="0.739cm" svg:height="0.725cm" svg:x="7.883cm" svg:y="2.351cm">
          <draw:text-box>
            <text:p><text:span text:style-name="T1">1</text:span></text:p>
          </draw:text-box>
        </draw:frame>
        <draw:custom-shape draw:style-name="gr5" draw:text-style-name="P1" xml:id="id5" draw:id="id5" draw:layer="layout" svg:width="1.905cm" svg:height="1.905cm" svg:x="10.665cm" svg:y="8.8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0" draw:id="id10" draw:layer="layout" svg:width="3.768cm" svg:height="1.587cm" svg:x="20.148cm" svg:y="5.604cm">
          <text:p text:style-name="P1">FWD Fastq</text:p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016cm" svg:height="1.27cm" svg:x="13.343cm" svg:y="9.118cm">
          <text:p text:style-name="P1">Barcode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.768cm" svg:height="1.587cm" svg:x="20.18cm" svg:y="12.589cm">
          <text:p text:style-name="P1">RVS Fastq</text:p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4.685cm" svg:height="1.27cm" svg:x="9.055cm" svg:y="17.51cm">
          <text:p text:style-name="P1">Amplic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.559cm" svg:y1="9.753cm" svg:x2="10.665cm" svg:y2="9.754cm" draw:start-shape="id4" draw:start-glue-point="1" draw:end-shape="id5" draw:end-glue-point="5" svg:d="m9559 9753 1106 1">
          <text:p/>
        </draw:connector>
        <draw:connector draw:style-name="gr3" draw:text-style-name="P1" draw:layer="layout" draw:type="line" svg:x1="12.57cm" svg:y1="9.754cm" svg:x2="13.343cm" svg:y2="9.753cm" draw:start-shape="id5" draw:start-glue-point="7" draw:end-shape="id6" draw:end-glue-point="3" svg:d="m12570 9754 773-1">
          <text:p/>
        </draw:connector>
        <draw:custom-shape draw:style-name="gr5" draw:text-style-name="P1" xml:id="id7" draw:id="id7" draw:layer="layout" svg:width="1.905cm" svg:height="1.905cm" svg:x="16.529cm" svg:y="5.4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8" draw:id="id8" draw:layer="layout" svg:width="1.905cm" svg:height="1.905cm" svg:x="16.529cm" svg:y="12.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14.851cm" svg:y1="9.118cm" svg:x2="16.529cm" svg:y2="6.398cm" draw:start-shape="id6" draw:start-glue-point="0" draw:end-shape="id7" draw:end-glue-point="5" svg:d="m14851 9118v-2720h1678">
          <text:p/>
        </draw:connector>
        <draw:connector draw:style-name="gr6" draw:text-style-name="P1" draw:layer="layout" svg:x1="14.851cm" svg:y1="10.388cm" svg:x2="16.529cm" svg:y2="13.383cm" draw:start-shape="id6" draw:start-glue-point="2" draw:end-shape="id8" draw:end-glue-point="5" svg:d="m14851 10388v2995h1678">
          <text:p/>
        </draw:connector>
        <draw:connector draw:style-name="gr6" draw:text-style-name="P1" draw:layer="layout" svg:x1="18.434cm" svg:y1="13.383cm" svg:x2="20.18cm" svg:y2="13.382cm" draw:start-shape="id8" draw:start-glue-point="7" draw:end-shape="id9" draw:end-glue-point="3" svg:d="m18434 13383h873v-1h873">
          <text:p/>
        </draw:connector>
        <draw:connector draw:style-name="gr6" draw:text-style-name="P1" draw:layer="layout" svg:x1="18.434cm" svg:y1="6.398cm" svg:x2="20.148cm" svg:y2="6.397cm" draw:start-shape="id7" draw:start-glue-point="7" draw:end-shape="id10" draw:end-glue-point="3" svg:d="m18434 6398h857v-1h857">
          <text:p/>
        </draw:connector>
        <draw:frame draw:style-name="gr4" draw:text-style-name="P2" draw:layer="layout" svg:width="0.739cm" svg:height="0.725cm" svg:x="9.383cm" svg:y="10.152cm">
          <draw:text-box>
            <text:p><text:span text:style-name="T1">1</text:span></text:p>
          </draw:text-box>
        </draw:frame>
        <draw:frame draw:style-name="gr4" draw:text-style-name="P2" draw:layer="layout" svg:width="1.332cm" svg:height="0.725cm" svg:x="12.083cm" svg:y="10.152cm">
          <draw:text-box>
            <text:p><text:span text:style-name="T1">1...n</text:span></text:p>
          </draw:text-box>
        </draw:frame>
        <draw:frame draw:style-name="gr4" draw:text-style-name="P2" draw:layer="layout" svg:width="0.739cm" svg:height="0.725cm" svg:x="14.184cm" svg:y="8.353cm">
          <draw:text-box>
            <text:p><text:span text:style-name="T1">1</text:span></text:p>
          </draw:text-box>
        </draw:frame>
        <draw:frame draw:style-name="gr4" draw:text-style-name="P2" draw:layer="layout" svg:width="0.739cm" svg:height="0.725cm" svg:x="14.185cm" svg:y="10.454cm">
          <draw:text-box>
            <text:p><text:span text:style-name="T1">1</text:span></text:p>
          </draw:text-box>
        </draw:frame>
        <draw:frame draw:style-name="gr4" draw:text-style-name="P2" draw:layer="layout" svg:width="0.739cm" svg:height="0.725cm" svg:x="19.285cm" svg:y="5.554cm">
          <draw:text-box>
            <text:p><text:span text:style-name="T1">1</text:span></text:p>
          </draw:text-box>
        </draw:frame>
        <draw:frame draw:style-name="gr4" draw:text-style-name="P2" draw:layer="layout" svg:width="0.739cm" svg:height="0.725cm" svg:x="19.286cm" svg:y="13.755cm">
          <draw:text-box>
            <text:p><text:span text:style-name="T1">1</text:span></text:p>
          </draw:text-box>
        </draw:frame>
        <draw:custom-shape draw:style-name="gr5" draw:text-style-name="P1" xml:id="id11" draw:id="id11" draw:layer="layout" svg:width="1.905cm" svg:height="1.905cm" svg:x="10.445cm" svg:y="13.4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" draw:layer="layout" svg:x1="8.051cm" svg:y1="10.388cm" svg:x2="11.398cm" svg:y2="13.431cm" draw:start-shape="id4" draw:start-glue-point="2" draw:end-shape="id11" draw:end-glue-point="4" svg:d="m8051 10388v1521h3347v1522">
          <text:p/>
        </draw:connector>
        <draw:connector draw:style-name="gr6" draw:text-style-name="P1" draw:layer="layout" svg:x1="11.398cm" svg:y1="15.336cm" svg:x2="11.397cm" svg:y2="17.51cm" draw:start-shape="id11" draw:start-glue-point="6" draw:end-shape="id12" draw:end-glue-point="0" svg:d="m11398 15336v1087h-1v1087">
          <text:p/>
        </draw:connector>
        <draw:frame draw:style-name="gr4" draw:text-style-name="P2" draw:layer="layout" svg:width="0.739cm" svg:height="0.725cm" svg:x="7.096cm" svg:y="10.562cm">
          <draw:text-box>
            <text:p><text:span text:style-name="T1">1</text:span></text:p>
          </draw:text-box>
        </draw:frame>
        <draw:frame draw:style-name="gr4" draw:text-style-name="P2" draw:layer="layout" svg:width="1.332cm" svg:height="0.725cm" svg:x="11.488cm" svg:y="16.557cm">
          <draw:text-box>
            <text:p><text:span text:style-name="T1">1...n</text:span></text:p>
          </draw:text-box>
        </draw:frame>
        <draw:frame draw:style-name="gr4" draw:layer="layout" svg:width="6.873cm" svg:height="0.962cm" svg:x="12.103cm" svg:y="1.435cm">
          <draw:text-box>
            <text:p>Example on cardinalit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fael Caoadas</meta:initial-creator>
    <meta:creation-date>2015-03-27T16:29:03</meta:creation-date>
    <dc:date>2015-05-08T17:51:23</dc:date>
    <dc:creator>Rafael Caoadas</dc:creator>
    <meta:editing-duration>P0D</meta:editing-duration>
    <meta:editing-cycles>2</meta:editing-cycles>
    <meta:generator>LibreOffice/3.6$Linux_X86_64 LibreOffice_project/360m1$Build-2</meta:generator>
    <meta:document-statistic meta:object-count="33"/>
  </office:meta>
</office:document-meta>
</file>